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law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f</text:p>
          </table:table-cell>
          <table:table-cell>
            <draw:frame table:end-cell-address="Sheet1.J25" table:end-x="0.293cm" table:end-y="0.066cm" draw:z-index="0" draw:style-name="gr1" draw:text-style-name="P1" svg:width="15.999cm" svg:height="8.999cm" svg:x="0.101cm" svg:y="0.1cm">
              <draw:object draw:notify-on-update-of-ranges="Sheet1.A5:Sheet1.A5 Sheet1.A6:Sheet1.A26 Sheet1.B5:Sheet1.B5 Sheet1.B6:Sheet1.B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-(2*([.A6]-0.5))^[.$B$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5">
            <text:p>0,05</text:p>
          </table:table-cell>
          <table:table-cell table:formula="of:=1-(2*([.A7]-0.5))^[.$B$1]" office:value-type="float" office:value="0.19">
            <text:p>0,19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table:formula="of:=1-(2*([.A8]-0.5))^[.$B$1]" office:value-type="float" office:value="0.36">
            <text:p>0,36</text:p>
          </table:table-cell>
          <table:table-cell/>
        </table:table-row>
        <table:table-row table:style-name="ro1">
          <table:table-cell office:value-type="float" office:value="0.15">
            <text:p>0,15</text:p>
          </table:table-cell>
          <table:table-cell table:formula="of:=1-(2*([.A9]-0.5))^[.$B$1]" office:value-type="float" office:value="0.51">
            <text:p>0,51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table:formula="of:=1-(2*([.A10]-0.5))^[.$B$1]" office:value-type="float" office:value="0.64">
            <text:p>0,64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table:formula="of:=1-(2*([.A11]-0.5))^[.$B$1]" office:value-type="float" office:value="0.75">
            <text:p>0,75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table:formula="of:=1-(2*([.A12]-0.5))^[.$B$1]" office:value-type="float" office:value="0.84">
            <text:p>0,84</text:p>
          </table:table-cell>
          <table:table-cell/>
        </table:table-row>
        <table:table-row table:style-name="ro1">
          <table:table-cell office:value-type="float" office:value="0.35">
            <text:p>0,35</text:p>
          </table:table-cell>
          <table:table-cell table:formula="of:=1-(2*([.A13]-0.5))^[.$B$1]" office:value-type="float" office:value="0.91">
            <text:p>0,91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table:formula="of:=1-(2*([.A14]-0.5))^[.$B$1]" office:value-type="float" office:value="0.96">
            <text:p>0,96</text:p>
          </table:table-cell>
          <table:table-cell/>
        </table:table-row>
        <table:table-row table:style-name="ro1">
          <table:table-cell office:value-type="float" office:value="0.45">
            <text:p>0,45</text:p>
          </table:table-cell>
          <table:table-cell table:formula="of:=1-(2*([.A15]-0.5))^[.$B$1]" office:value-type="float" office:value="0.99">
            <text:p>0,9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formula="of:=1-(2*([.A16]-0.5))^[.$B$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5">
            <text:p>0,55</text:p>
          </table:table-cell>
          <table:table-cell table:formula="of:=1-(2*([.A17]-0.5))^[.$B$1]" office:value-type="float" office:value="0.99">
            <text:p>0,99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table:formula="of:=1-(2*([.A18]-0.5))^[.$B$1]" office:value-type="float" office:value="0.96">
            <text:p>0,96</text:p>
          </table:table-cell>
          <table:table-cell/>
        </table:table-row>
        <table:table-row table:style-name="ro1">
          <table:table-cell office:value-type="float" office:value="0.65">
            <text:p>0,65</text:p>
          </table:table-cell>
          <table:table-cell table:formula="of:=1-(2*([.A19]-0.5))^[.$B$1]" office:value-type="float" office:value="0.91">
            <text:p>0,91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table:formula="of:=1-(2*([.A20]-0.5))^[.$B$1]" office:value-type="float" office:value="0.84">
            <text:p>0,84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table:formula="of:=1-(2*([.A21]-0.5))^[.$B$1]" office:value-type="float" office:value="0.75">
            <text:p>0,75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table:formula="of:=1-(2*([.A22]-0.5))^[.$B$1]" office:value-type="float" office:value="0.64">
            <text:p>0,64</text:p>
          </table:table-cell>
          <table:table-cell/>
        </table:table-row>
        <table:table-row table:style-name="ro1">
          <table:table-cell office:value-type="float" office:value="0.85">
            <text:p>0,85</text:p>
          </table:table-cell>
          <table:table-cell table:formula="of:=1-(2*([.A23]-0.5))^[.$B$1]" office:value-type="float" office:value="0.51">
            <text:p>0,51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table:formula="of:=1-(2*([.A24]-0.5))^[.$B$1]" office:value-type="float" office:value="0.36">
            <text:p>0,36</text:p>
          </table:table-cell>
          <table:table-cell/>
        </table:table-row>
        <table:table-row table:style-name="ro1">
          <table:table-cell office:value-type="float" office:value="0.95">
            <text:p>0,95</text:p>
          </table:table-cell>
          <table:table-cell table:formula="of:=1-(2*([.A25]-0.5))^[.$B$1]" office:value-type="float" office:value="0.19">
            <text:p>0,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-(2*([.A26]-0.5))^[.$B$1]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16.02.2017</text:date>, <text:time>09:5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52:08.93</meta:creation-date>
    <meta:generator>OpenOffice/4.1.3$Win32 OpenOffice.org_project/413m1$Build-9783</meta:generator>
    <dc:date>2017-02-16T09:59:21.48</dc:date>
    <meta:editing-duration>PT7M18S</meta:editing-duration>
    <meta:editing-cycles>2</meta:editing-cycles>
    <meta:document-statistic meta:table-count="3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77cm" svg:y="4.188cm" style:legend-expansion="high" chart:style-name="ch2"/>
        <chart:plot-area chart:style-name="ch3" table:cell-range-address="Sheet1.A5:Sheet1.B26" chart:data-source-has-labels="row" svg:x="0.77cm" svg:y="0.855cm" svg:width="13.167cm" svg:height="7.545cm">
          <chartooo:coordinate-region svg:x="1.497cm" svg:y="1.068cm" svg:width="12.2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26" chart:label-cell-address="Sheet1.B5:Sheet1.B5" chart:class="chart:scatter">
            <chart:domain table:cell-range-address="Sheet1.A6:Sheet1.A26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</text:p>
                <draw:g>
                  <svg:desc>Sheet1.B5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26</svg:desc>
                </draw:g>
              </table:table-cell>
              <table:table-cell office:value-type="float" office:value="0">
                <text:p>0</text:p>
                <draw:g>
                  <svg:desc>Sheet1.B6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